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-Normal, Helvetica, Corbel, Helmet, 'Free Sans', 'Droid Sans', sans-serif"/>
    <style:font-face style:name="monospace" svg:font-family="monospace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variant="normal" fo:text-transform="none" fo:color="#333333" loext:opacity="100%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style:font-name-asian="NSimSun1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variant="normal" fo:text-transform="none" fo:color="#00a933" loext:opacity="100%" style:text-line-through-style="none" style:text-line-through-type="none" style:font-name="Liberation Serif" fo:font-size="14pt" fo:letter-spacing="normal" fo:font-style="normal" style:text-underline-style="none" fo:font-weight="normal" officeooo:rsid="0029330a" officeooo:paragraph-rsid="0029330a" style:text-blinking="false" fo:background-color="transparent" style:font-name-asian="NSimSun1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rsid="0029330a" officeooo:paragraph-rsid="0029330a" style:text-blinking="false" fo:background-color="transparent" style:font-name-asian="NSimSun1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P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  <style:text-properties fo:color="#000000" loext:opacity="100%"/>
    </style:style>
    <style:style style:name="P7" style:family="paragraph" style:parent-style-name="Heading_20_2">
      <style:text-properties fo:font-variant="normal" fo:text-transform="none" fo:color="#333333" loext:opacity="100%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style:text-blinking="false" fo:background-color="transparent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8" style:family="paragraph" style:parent-style-name="Heading_20_2">
      <style:text-properties fo:font-variant="normal" fo:text-transform="none" fo:color="#333333" loext:opacity="100%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style:text-blinking="false" fo:background-color="transparent" style:font-name-asian="NSimSun" style:font-size-asian="16pt" style:font-style-asian="normal" style:font-weight-asian="bold" style:font-name-complex="Lucida Sans" style:font-size-complex="16pt" style:font-style-complex="normal" style:font-weight-complex="bold" loext:padding="0cm" loext:border="none"/>
    </style:style>
    <style:style style:name="P9" style:family="paragraph" style:parent-style-name="Heading_20_2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paragraph-rsid="001a919f" style:text-blinking="false" fo:background-color="transparent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0" style:family="paragraph" style:parent-style-name="Heading_20_2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P11" style:family="paragraph" style:parent-style-name="Preformatted_20_Text">
      <loext:graphic-properties draw:fill="solid" draw:fill-color="#efefef" draw:opacity="100%"/>
      <style:paragraph-properties fo:margin-top="0cm" fo:margin-bottom="0.499cm" style:contextual-spacing="false" fo:background-color="#efefef" fo:padding="0cm" fo:border="none"/>
      <style:text-properties fo:color="#000000" loext:opacity="100%" fo:background-color="#efefef" loext:padding="0.049cm" loext:border="1.5pt solid #cccccc"/>
    </style:style>
    <style:style style:name="P12" style:family="paragraph" style:parent-style-name="Preformatted_20_Text">
      <loext:graphic-properties draw:fill="solid" draw:fill-color="#efefef" draw:opacity="100%"/>
      <style:paragraph-properties fo:background-color="#efefef" fo:padding="0cm" fo:border="none"/>
      <style:text-properties fo:color="#000000" loext:opacity="100%" style:font-name="monospace" fo:font-size="9pt" fo:background-color="#efefef" loext:padding="0.049cm" loext:border="1.5pt solid #cccccc"/>
    </style:style>
    <style:style style:name="P13" style:family="paragraph" style:parent-style-name="Preformatted_20_Text">
      <loext:graphic-properties draw:fill="solid" draw:fill-color="#efefef" draw:opacity="100%"/>
      <style:paragraph-properties fo:background-color="#efefef" fo:padding="0cm" fo:border="none"/>
      <style:text-properties fo:color="#000000" loext:opacity="100%" fo:background-color="#efefef" loext:padding="0.049cm" loext:border="1.5pt solid #cccccc"/>
    </style:style>
    <style:style style:name="P14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variant="normal" fo:text-transform="none" fo:color="#333333" loext:opacity="100%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normal" style:text-blinking="false" fo:background-color="transparent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P17" style:family="paragraph" style:parent-style-name="Standard">
      <style:text-properties fo:font-variant="normal" fo:text-transform="none" fo:color="#333333" loext:opacity="100%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style:text-blinking="false" fo:background-color="transparent" style:font-name-asian="NSimSun" style:font-size-asian="16pt" style:font-style-asian="normal" style:font-weight-asian="bold" style:font-name-complex="Lucida Sans" style:font-size-complex="16pt" style:font-style-complex="normal" style:font-weight-complex="bold" loext:padding="0cm" loext:border="none"/>
    </style:style>
    <style:style style:name="P18" style:family="paragraph" style:parent-style-name="Standard">
      <style:text-properties fo:font-variant="normal" fo:text-transform="none" fo:color="#00a933" loext:opacity="100%" style:text-line-through-style="none" style:text-line-through-type="none" style:font-name="Liberation Serif" fo:font-size="14pt" fo:letter-spacing="normal" fo:font-style="normal" style:text-underline-style="none" fo:font-weight="normal" officeooo:rsid="001d2020" officeooo:paragraph-rsid="0028664e" style:text-blinking="false" fo:background-color="transparent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P20" style:family="paragraph" style:parent-style-name="Standard">
      <style:text-properties fo:color="#000000" loext:opacity="100%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variant="normal" fo:text-transform="none" fo:color="#333333" loext:opacity="100%" style:font-name="Helvetica Neue" fo:font-size="12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22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P23" style:family="paragraph" style:parent-style-name="Text_20_body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>
      <style:text-properties fo:font-variant="normal" fo:text-transform="none" fo:color="#333333" loext:opacity="100%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style:font-name-asian="NSimSun1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Heading_20_2">
      <style:text-properties fo:color="#333333" loext:opacity="100%" fo:background-color="transparent" loext:padding="0cm" loext:border="none"/>
    </style:style>
    <style:style style:name="P27" style:family="paragraph" style:parent-style-name="Preformatted_20_Text">
      <style:text-properties fo:font-variant="normal" fo:text-transform="none" fo:color="#333333" loext:opacity="100%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style:font-name-asian="NSimSun1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P28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rsid="001d2020" officeooo:paragraph-rsid="001d2020" style:text-blinking="false" fo:background-color="transparent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P29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P31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  <style:text-properties fo:font-variant="normal" fo:text-transform="none" fo:color="#333333" loext:opacity="100%" style:font-name="Helvetica Neue" fo:font-size="12pt" fo:letter-spacing="normal" fo:font-style="normal" fo:font-weight="normal" fo:background-color="transparent" loext:padding="0cm" loext:border="none"/>
    </style:style>
    <style:style style:name="P32" style:family="paragraph" style:parent-style-name="Text_20_body" style:list-style-name="L2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paragraph-rsid="002089bd" style:text-blinking="false" fo:background-color="transparent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P33" style:family="paragraph" style:parent-style-name="Text_20_body" style:list-style-name="L2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P34" style:family="paragraph" style:parent-style-name="Text_20_body" style:list-style-name="L2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paragraph-rsid="002089bd" style:text-blinking="false" fo:background-color="transparent" style:font-name-asian="NSimSun1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P35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paragraph-rsid="00220fdc" style:text-blinking="false" fo:background-color="transparent" style:font-name-asian="NSimSun1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P36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paragraph-rsid="00220fdc" style:text-blinking="false" fo:background-color="#efefef" style:font-name-asian="NSimSun1" style:font-size-asian="14pt" style:font-style-asian="normal" style:font-weight-asian="normal" style:font-name-complex="Liberation Mono" style:font-size-complex="14pt" style:font-style-complex="normal" style:font-weight-complex="normal" loext:padding="0.049cm" loext:border="1.5pt solid #cccccc"/>
    </style:style>
    <style:style style:name="P37" style:family="paragraph" style:parent-style-name="Text_20_body" style:list-style-name="L2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  <style:text-properties fo:color="#000000" loext:opacity="100%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rsid="0029330a" officeooo:paragraph-rsid="0029330a" style:text-blinking="false" fo:background-color="transparent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" style:family="text">
      <style:text-properties fo:font-variant="normal" fo:text-transform="none" style:text-line-through-style="none" style:text-line-through-type="none" style:font-name="Liberation Serif" fo:font-size="14pt" fo:letter-spacing="normal" fo:font-style="normal" style:text-underline-style="none" fo:font-weight="normal" officeooo:rsid="0028664e" style:text-blinking="false" fo:background-color="transparent" loext:char-shading-value="0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T2" style:family="text">
      <style:text-properties fo:font-variant="normal" fo:text-transform="none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loext:char-shading-value="0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T3" style:family="text">
      <style:text-properties fo:font-variant="normal" fo:text-transform="none" style:text-line-through-style="none" style:text-line-through-type="none" style:font-name="Liberation Serif" fo:font-size="14pt" fo:letter-spacing="normal" fo:font-style="normal" style:text-underline-style="none" fo:font-weight="normal" officeooo:rsid="0017713f" style:text-blinking="false" fo:background-color="transparent" loext:char-shading-value="0" style:font-name-asian="NSimSun" style:font-size-asian="14pt" style:font-style-asian="normal" style:font-weight-asian="normal" style:font-name-complex="Lucida Sans" style:font-size-complex="14pt" style:font-style-complex="normal" style:font-weight-complex="normal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style:text-blinking="false" style:font-name-asian="NSimSun" style:font-size-asian="16pt" style:font-style-asian="normal" style:font-weight-asian="bold" style:font-name-complex="Lucida Sans" style:font-size-complex="16pt" style:font-style-complex="normal" style:font-weight-complex="bold"/>
    </style:style>
    <style:style style:name="T5" style:family="text">
      <style:text-properties fo:font-variant="normal" fo:text-transform="none" fo:color="#00a933" loext:opacity="100%" style:font-name="Helvetica Neue" fo:letter-spacing="normal" fo:font-weight="bold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weight="normal" officeooo:rsid="0017713f" style:text-blinking="false" fo:background-color="transparent" loext:char-shading-value="0" style:font-name-asian="NSimSun" style:font-weight-asian="normal" style:font-name-complex="Lucida Sans" style:font-weight-complex="normal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letter-spacing="normal" style:text-blinking="false" fo:background-color="transparent" loext:char-shading-value="0" loext:padding="0cm" loext:border="none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ize="12pt" fo:font-weight="bold" fo:background-color="transparent" loext:char-shading-value="0" loext:padding="0cm" loext:border="none"/>
    </style:style>
    <style:style style:name="T10" style:family="text">
      <style:text-properties fo:color="#000000" loext:opacity="100%" officeooo:rsid="0028664e"/>
    </style:style>
    <style:style style:name="T11" style:family="text">
      <style:text-properties fo:color="#000000" loext:opacity="100%" fo:font-style="normal" style:font-style-asian="normal" style:font-style-complex="normal"/>
    </style:style>
    <style:style style:name="T12" style:family="text">
      <style:text-properties style:font-name="monospace" fo:font-size="9pt"/>
    </style:style>
    <style:style style:name="T13" style:family="text">
      <style:text-properties officeooo:rsid="00172b26"/>
    </style:style>
    <style:style style:name="T14" style:family="text">
      <style:text-properties officeooo:rsid="0017713f"/>
    </style:style>
    <style:style style:name="T15" style:family="text">
      <style:text-properties style:font-name-asian="NSimSun" style:font-name-complex="Lucida Sans"/>
    </style:style>
    <style:style style:name="T16" style:family="text">
      <style:text-properties officeooo:rsid="001a919f" style:font-name-asian="NSimSun" style:font-name-complex="Lucida Sans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ioc.xtec.cat/materials/FP/Materials/2252_DAM/DAM_2252_M02/web/html/WebContent/u4/a1/activitat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ioc.xtec.cat/materials/FP/Materials/2252_DAM/DAM_2252_M02/web/html/WebContent/u4/a1/activitat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ioc.xtec.cat/materials/FP/Materials/2252_DAM/DAM_2252_M02/web/html/WebContent/u4/a1/activitat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control-implementation="ooo:com.sun.star.form.component.Form" office:target-frame="" xlink:href="https://ioc.xtec.cat/materials/FP/Materials/2252_DAM/DAM_2252_M02/web/html/WebContent/u4/a2/activitat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control-implementation="ooo:com.sun.star.form.component.Form" office:target-frame="" xlink:href="https://ioc.xtec.cat/materials/FP/Materials/2252_DAM/DAM_2252_M02/web/html/WebContent/u4/a2/activitat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control-implementation="ooo:com.sun.star.form.component.Form" office:target-frame="" xlink:href="https://ioc.xtec.cat/materials/FP/Materials/2252_DAM/DAM_2252_M02/web/html/WebContent/u4/a2/activitat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control-implementation="ooo:com.sun.star.form.component.Form" office:target-frame="" xlink:href="https://ioc.xtec.cat/materials/FP/Materials/2252_DAM/DAM_2252_M02/web/html/WebContent/u4/a1/exercici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control-implementation="ooo:com.sun.star.form.component.Form" office:target-frame="" xlink:href="https://ioc.xtec.cat/materials/FP/Materials/2252_DAM/DAM_2252_M02/web/html/WebContent/u4/a1/exercici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8" form:apply-filter="true" form:control-implementation="ooo:com.sun.star.form.component.Form" office:target-frame="" xlink:href="https://ioc.xtec.cat/materials/FP/Materials/2252_DAM/DAM_2252_M02/web/html/WebContent/u4/a1/exercici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9" form:apply-filter="true" form:control-implementation="ooo:com.sun.star.form.component.Form" office:target-frame="" xlink:href="https://ioc.xtec.cat/materials/FP/Materials/2252_DAM/DAM_2252_M02/web/html/WebContent/u4/a2/exercici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0" form:apply-filter="true" form:control-implementation="ooo:com.sun.star.form.component.Form" office:target-frame="" xlink:href="https://ioc.xtec.cat/materials/FP/Materials/2252_DAM/DAM_2252_M02/web/html/WebContent/u4/a2/exercici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1" form:apply-filter="true" form:control-implementation="ooo:com.sun.star.form.component.Form" office:target-frame="" xlink:href="https://ioc.xtec.cat/materials/FP/Materials/2252_DAM/DAM_2252_M02/web/html/WebContent/u4/a2/exercici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2" form:apply-filter="true" form:control-implementation="ooo:com.sun.star.form.component.Form" office:target-frame="" xlink:href="https://ioc.xtec.cat/materials/FP/Materials/2252_DAM/DAM_2252_M02/web/html/WebContent/u4/a2/exercicis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3" form:apply-filter="true" form:control-implementation="ooo:com.sun.star.form.component.Form" office:target-frame="" xlink:href="https://ioc.xtec.cat/materials/FP/Materials/2252_DAM/DAM_2252_M02/web/html/WebContent/u4/a2/exercicis.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Consultas simples en el esquema Empresa</text:h>
      <text:h text:style-name="P9" text:outline-level="2">1. Muestre los productos (código y descripción) que comercializa la empresa.</text:h>
      <text:h text:style-name="P9" text:outline-level="2"><text:span text:style-name="T15">2. Muestre los productos (código y descripción) que contienen la palabra teni</text:span><text:span text:style-name="T16">s </text:span><text:span text:style-name="T15">en la descripción.</text:span></text:h>
      <text:p text:style-name="P22">3. Muestre el código, nombre, área y teléfono de los clientes de la empresa.</text:p>
      <text:p text:style-name="P22">4. Muestre los clientes (código, nombre, ciudad) que no son del área telefónica 636.</text:p>
      <text:p text:style-name="P22">5. Muestre las órdenes de compra de la tabla de pedidos (código, fechas de orden y de envío).</text:p>
      <text:p text:style-name="P28">6. Lista de los pedidos ordenados de forma decreciente por importe.</text:p>
      <text:p text:style-name="P20"/>
      <text:p text:style-name="P18"><text:span text:style-name="T8">7. </text:span><text:span text:style-name="T10">U</text:span><text:span text:style-name="T8">na relación de todos los clientes (código, nombre y observaciones) que tengan un crédito superior a 4.000 e inferior a 8.000 y cuyo nombre contenga alguna </text:span><text:span text:style-name="Emphasis"><text:span text:style-name="T11">S</text:span></text:span><text:span text:style-name="T8">.</text:span></text:p>
      <text:p text:style-name="P15"/>
      <text:p text:style-name="P15"/>
      <text:p text:style-name="P17">Consultas simples en el esquema Sanidad</text:p>
      <text:p text:style-name="P16"/>
      <text:p text:style-name="P19">1. Muestre los hospitales existentes (número, nombre y teléfono).</text:p>
      <text:p text:style-name="P19"/>
      <text:p text:style-name="P19">2. Muestre los hospitales existentes (número, nombre y teléfono) que tengan una letra A en la segunda posición del nombre.</text:p>
      <text:p text:style-name="P19"/>
      <text:p text:style-name="P19">3. Muestre los trabajadores (código hospital, código sala, número empleado y apellido) existentes.</text:p>
      <text:p text:style-name="P19"/>
      <text:p text:style-name="P19">4. Muestre los trabajadores (código hospital, código sala, número empleado y apellido) que no sean del turno de noche.</text:p>
      <text:p text:style-name="P19"/>
      <text:p text:style-name="P19">5. Muestre los enfermos nacidos en 1960.</text:p>
      <text:p text:style-name="P19"/>
      <text:p text:style-name="P19">6. Muestre los enfermos nacidos a partir de 1960.</text:p>
      <text:p text:style-name="P19"/>
      <text:p text:style-name="P6"><text:span text:style-name="T1">7.</text:span><text:span text:style-name="T2"> </text:span><text:span text:style-name="T1">U</text:span><text:span text:style-name="T2">na relación de todos los doctores del hospital 22.</text:span></text:p>
      <text:p text:style-name="P14"/>
      <text:p text:style-name="P24"/>
      <text:p text:style-name="P24"/>
      <text:p text:style-name="P24"/>
      <text:p text:style-name="P24"/>
      <text:h text:style-name="P26" text:outline-level="2"><text:bookmark text:name="consultes_complexes_sobre_l_esquema_empresa"/><text:soft-page-break/><text:span text:style-name="T4">Consultas complejas sobre el esquema Empresa</text:span></text:h>
      <text:p text:style-name="P5"/>
      <text:p text:style-name="P22"><text:span text:style-name="T14">1. </text:span>Mostrar los empleados (código, apellido y nombre del departamento) de la empresa que tienen el rango de director y ordenados por el apellido.</text:p>
      <text:list xml:id="list1114770563" text:style-name="L2">
        <text:list-header>
          <text:p text:style-name="P32"><text:span text:style-name="T14">2. </text:span>Mostrar el importe global que cada departamento asume anualmente en concepto de nómina de los empleados y ordenado descendentemente por el importe global.</text:p>
          <text:p text:style-name="P34"/>
          <text:p text:style-name="P33"><text:span text:style-name="T14">3. </text:span>Mostrar los departamentos ordenados ascendentemente por la antigüedad de los empleados.</text:p>
          <text:p text:style-name="P36"/>
          <text:p text:style-name="P33"><text:span text:style-name="T14">4. </text:span>Mostrar los empleados (código y apellido) acompañados del número de pedidos que han gestionado, ordenados por el apellido.</text:p>
          <text:p text:style-name="P35"/>
          <text:p text:style-name="P37"><text:span text:style-name="T3">5. </text:span><text:span text:style-name="T2">Mostrar el ranking de los empleados (código y apellido), según el número de pedidos que han gestionado, que hayan gestionado más de cinco.</text:span></text:p>
        </text:list-header>
      </text:list>
      <text:p text:style-name="P1"/>
      <text:p text:style-name="P3">6. Una relación de todos los productos con el precio y la fecha de la última venta.</text:p>
      <text:p text:style-name="P3"/>
      <text:p text:style-name="P3">7. El ranking de clientes en función de las compras que efectuaron en 1987.</text:p>
      <text:p text:style-name="P3"/>
      <text:p text:style-name="P3">8. La relación de clientes que en 1987 efectuaron pedidos por un importe total que supera el 50% de su crédito.</text:p>
      <text:p text:style-name="P2"/>
      <text:h text:style-name="P8" text:outline-level="2"><text:bookmark text:name="consultes_complexes_sobre_l_esquema_sanitat"/>Consultas complejas sobre el esquema Sanidad</text:h>
      <text:p text:style-name="P23"><text:span text:style-name="Strong_20_Emphasis"><text:span text:style-name="T5"/></text:span></text:p>
      <text:p text:style-name="P25"><text:span text:style-name="Strong_20_Emphasis"><text:span text:style-name="T6">1. </text:span></text:span><text:span text:style-name="T7">Mostrar, por cada sala, la cantidad de enfermos de cada sexo.</text:span></text:p>
      <text:p text:style-name="P38"/>
      <text:p text:style-name="P39">2. Mostrar los enfermos del sistema hospitalario no ingresados en la actualidad.</text:p>
      <text:p text:style-name="P39"/>
      <text:p text:style-name="P39">3. Mostrar el ranking de hospitales según la proporción de camas por trabajador.</text:p>
      <text:p text:style-name="P39"/>
      <text:p text:style-name="P39">4. Mostrar los hospitales donde no hay ningún doctor de cardiología.</text:p>
      <text:h text:style-name="P10" text:outline-level="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-Normal, Helvetica, Corbel, Helmet, 'Free Sans', 'Droid Sans', sans-serif"/>
    <style:font-face style:name="monospace" svg:font-family="monospace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7:40:08.997000000</meta:creation-date>
    <dc:date>2021-02-08T09:44:53.591000000</dc:date>
    <meta:editing-duration>PT1H19M45S</meta:editing-duration>
    <meta:editing-cycles>19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30" meta:word-count="425" meta:character-count="2584" meta:non-whitespace-character-count="2189"/>
  </office:meta>
</office:document-meta>
</file>